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say</text:p>
      <text:p text:style-name="P2">Red Hat</text:p>
      <text:list xml:id="list1676048292" text:style-name="L1">
        <text:list-item>
          <text:p text:style-name="P1">Assess nature of business;</text:p>
          <text:list>
            <text:list-item>
              <text:p text:style-name="P1">using relationship matrix</text:p>
            </text:list-item>
            <text:list-item>
              <text:p text:style-name="P1">e-commerce model</text:p>
            </text:list-item>
            <text:list-item>
              <text:p text:style-name="P1">position of product in market using product cycle characteristics</text:p>
            </text:list-item>
          </text:list>
        </text:list-item>
        <text:list-item>
          <text:p text:style-name="P1">Describe organisational structure</text:p>
          <text:list>
            <text:list-item>
              <text:p text:style-name="P1">strengths</text:p>
            </text:list-item>
            <text:list-item>
              <text:p text:style-name="P1">weaknesses</text:p>
            </text:list-item>
          </text:list>
        </text:list-item>
        <text:list-item>
          <text:p text:style-name="P1">Organisations mission and objectives</text:p>
          <text:list>
            <text:list-item>
              <text:p text:style-name="P1">stake holders</text:p>
              <text:list>
                <text:list-item>
                  <text:p text:style-name="P1">influence</text:p>
                </text:list-item>
              </text:list>
            </text:list-item>
          </text:list>
        </text:list-item>
        <text:list-item>
          <text:p text:style-name="P1">Marketing</text:p>
          <text:list>
            <text:list-item>
              <text:p text:style-name="P1">identifies &amp; defines customer/service user needs</text:p>
            </text:list-item>
            <text:list-item>
              <text:p text:style-name="P1">Sets and monitors plans</text:p>
            </text:list-item>
            <text:list-item>
              <text:p text:style-name="P1">Handles customer complaints</text:p>
            </text:list-item>
          </text:list>
        </text:list-item>
      </text:list>
      <text:p text:style-name="Standard"/>
      <text:p text:style-name="Standard">“Reflective statement”</text:p>
      <text:p text:style-name="Standard">a mirro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Liberation Sans2" style:font-size-asian="12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m Black</meta:initial-creator>
    <meta:creation-date>2008-11-29T12:52:29</meta:creation-date>
    <dc:date>2008-11-29T20:55:53</dc:date>
    <dc:creator>Sam Black</dc:creator>
    <meta:editing-duration>PT07H28M50S</meta:editing-duration>
    <meta:editing-cycles>7</meta:editing-cycles>
    <meta:generator>OpenOffice.org/3.0$Linux OpenOffice.org_project/300m9$Build-9358</meta:generator>
    <meta:document-statistic meta:table-count="0" meta:image-count="0" meta:object-count="0" meta:page-count="1" meta:paragraph-count="18" meta:word-count="66" meta:character-count="420"/>
    <meta:user-defined meta:name="Info 1"/>
    <meta:user-defined meta:name="Info 2"/>
    <meta:user-defined meta:name="Info 3"/>
    <meta:user-defined meta:name="Info 4"/>
  </office:meta>
</office:document-meta>
</file>